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Preformatted_20_Text">
      <style:paragraph-properties fo:text-align="justify" style:justify-single-word="false"/>
    </style:style>
    <style:style style:name="P3" style:family="paragraph" style:parent-style-name="Preformatted_20_Text">
      <style:paragraph-properties fo:background-color="#cccccc">
        <style:background-image/>
      </style:paragraph-properties>
    </style:style>
    <style:style style:name="P4" style:family="paragraph" style:parent-style-name="Preformatted_20_Text">
      <style:paragraph-properties fo:text-align="justify" style:justify-single-word="false" fo:background-color="#cccccc">
        <style:background-image/>
      </style:paragraph-properties>
    </style:style>
    <style:style style:name="P5" style:family="paragraph" style:parent-style-name="Preformatted_20_Text">
      <style:paragraph-properties fo:background-color="#cccccc" style:shadow="none">
        <style:tab-stops/>
        <style:background-image/>
      </style:paragraph-properties>
    </style:style>
    <style:style style:name="P6" style:family="paragraph" style:parent-style-name="Preformatted_20_Text">
      <style:paragraph-properties fo:text-align="justify" style:justify-single-word="false" fo:background-color="#cccccc" style:shadow="none">
        <style:tab-stops/>
        <style:background-image/>
      </style:paragraph-properties>
    </style:style>
    <style:style style:name="P7" style:family="paragraph" style:parent-style-name="Standard">
      <style:paragraph-properties fo:background-color="#cccccc" style:shadow="none">
        <style:tab-stops/>
        <style:background-image/>
      </style:paragraph-properties>
    </style:style>
    <style:style style:name="P8" style:family="paragraph" style:parent-style-name="Preformatted_20_Text">
      <style:paragraph-properties fo:margin-top="0cm" fo:margin-bottom="0.499cm" fo:background-color="#cccccc">
        <style:background-image/>
      </style:paragraph-properties>
    </style:style>
    <style:style style:name="P9" style:family="paragraph" style:parent-style-name="Preformatted_20_Text">
      <style:paragraph-properties fo:margin-top="0cm" fo:margin-bottom="0.499cm" fo:background-color="#cccccc" style:shadow="none">
        <style:tab-stops/>
        <style:background-image/>
      </style:paragraph-properties>
    </style:style>
    <style:style style:name="P10" style:family="paragraph" style:parent-style-name="Preformatted_20_Text" style:master-page-name="">
      <style:paragraph-properties style:page-number="auto" fo:background-color="#cccccc" style:shadow="none">
        <style:tab-stops/>
        <style:background-image/>
      </style:paragraph-properties>
    </style:style>
    <style:style style:name="P11" style:family="paragraph" style:parent-style-name="Preformatted_20_Text">
      <style:paragraph-properties fo:background-color="#ffffff">
        <style:background-image/>
      </style:paragraph-properties>
    </style:style>
    <style:style style:name="P12" style:family="paragraph" style:parent-style-name="Preformatted_20_Text">
      <style:paragraph-properties fo:text-align="justify" style:justify-single-word="false" fo:background-color="#ffffff">
        <style:background-image/>
      </style:paragraph-properties>
    </style:style>
    <style:style style:name="P13" style:family="paragraph" style:parent-style-name="Standard">
      <style:paragraph-properties fo:background-color="#ffffff">
        <style:background-image/>
      </style:paragraph-properties>
    </style:style>
    <style:style style:name="P14" style:family="paragraph" style:parent-style-name="Standard">
      <style:paragraph-properties fo:text-align="justify" style:justify-single-word="false" fo:background-color="#ffffff">
        <style:background-image/>
      </style:paragraph-properties>
    </style:style>
    <style:style style:name="P15" style:family="paragraph" style:parent-style-name="Preformatted_20_Text">
      <style:paragraph-properties fo:background-color="#cccccc">
        <style:background-image/>
      </style:paragraph-properties>
      <style:text-properties fo:color="#555555"/>
    </style:style>
    <style:style style:name="P16" style:family="paragraph" style:parent-style-name="Preformatted_20_Text">
      <style:paragraph-properties fo:background-color="#cccccc" style:shadow="none">
        <style:tab-stops/>
        <style:background-image/>
      </style:paragraph-properties>
      <style:text-properties fo:color="#555555"/>
    </style:style>
    <style:style style:name="P17" style:family="paragraph" style:parent-style-name="Heading_20_1">
      <style:paragraph-properties fo:text-align="center" style:justify-single-word="false"/>
    </style:style>
    <style:style style:name="P18" style:family="paragraph" style:parent-style-name="Standard" style:list-style-name="L1"/>
    <style:style style:name="P19" style:family="paragraph" style:parent-style-name="Standard" style:list-style-name="L1">
      <style:text-properties fo:color="#555555"/>
    </style:style>
    <style:style style:name="P20" style:family="paragraph" style:parent-style-name="Standard">
      <style:paragraph-properties fo:text-align="justify" style:justify-single-word="false"/>
    </style:style>
    <style:style style:name="P21" style:family="paragraph" style:parent-style-name="Standard" style:list-style-name="L2">
      <style:paragraph-properties fo:text-align="justify" style:justify-single-word="false"/>
    </style:style>
    <style:style style:name="P22" style:family="paragraph" style:parent-style-name="Standard" style:list-style-name="L1">
      <style:paragraph-properties fo:text-align="justify" style:justify-single-word="false" fo:background-color="#ffffff">
        <style:background-image/>
      </style:paragraph-properties>
      <style:text-properties fo:color="#555555"/>
    </style:style>
    <style:style style:name="T1" style:family="text">
      <style:text-properties fo:color="#555555"/>
    </style:style>
    <style:style style:name="T2" style:family="text">
      <style:text-properties fo:color="#555555" fo:font-weight="bold"/>
    </style:style>
    <style:style style:name="T3" style:family="text">
      <style:text-properties fo:color="#555555"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
      <text:h text:style-name="P17" text:outline-level="1">Arrowhead Event Handler Core Service 4.1.3 ­ Release Notes</text:h>
      <text:h text:style-name="P17" text:outline-level="1"><text:s/></text:h>
      <text:p text:style-name="Standard"/>
      <text:p text:style-name="P1">In Arrowhead version 4.1.3, the whole codebase of the Arrowhead framework has been rewritten using Spring Boot technology. We believe the new version is better both in code quality, performance and robustness. It is easier to use, maintain and improve.</text:p>
      <text:p text:style-name="P1">However, this means that Arrowhead version 4.1.3 is NOT compatible with providers and consumers written for version 4.1.2 because the changes affect not just the backend but the public interface of the core services, too.</text:p>
      <text:p text:style-name="P1">This document describes the new public API of the Arrowhead Event Handler Core Service 4.1.3 and shows the key differences between the new interface and the old one.</text:p>
      <text:h text:style-name="Heading_20_2" text:outline-level="2">Client Services </text:h>
      <text:p text:style-name="Standard">These services can be used by publishers and subscribers of the Arrowhead Cloud.</text:p>
      <text:p text:style-name="Standard"/>
      <text:p text:style-name="Standard"><text:span text:style-name="T4">Uri</text:span>: /eventhandler/echo </text:p>
      <text:p text:style-name="Standard"><text:span text:style-name="T4">Type</text:span>: GET</text:p>
      <text:p text:style-name="Standard"/>
      <text:p text:style-name="P1">Returns a “Got it” message with the purpose of testing the core service availability.</text:p>
      <text:p text:style-name="P1"/>
      <text:p text:style-name="Standard"><text:span text:style-name="T4">Uri</text:span>: /eventhandler/publish</text:p>
      <text:p text:style-name="P1"><text:span text:style-name="T4">Type</text:span>: POST</text:p>
      <text:p text:style-name="P1"/>
      <text:p text:style-name="P1">Start the publishing process to deliver the event to the subscribers.</text:p>
      <text:p text:style-name="P1"/>
      <text:p text:style-name="P14">Input JSON structure:</text:p>
      <text:p text:style-name="P2"/>
      <text:p text:style-name="P15"><text:s text:c="2"/></text:p>
      <text:p text:style-name="P15">{</text:p>
      <text:p text:style-name="P15"><text:s text:c="2"/>"eventType": "string",</text:p>
      <text:p text:style-name="P3"><text:span text:style-name="T1"><text:s text:c="2"/>"metaData"</text:span>:<text:span text:style-name="T1"> </text:span>{</text:p>
      <text:p text:style-name="P3"><text:span text:style-name="T1"><text:s text:c="4"/>"additionalProp1"</text:span>:<text:span text:style-name="T1"> "string"</text:span>,</text:p>
      <text:p text:style-name="P3"><text:span text:style-name="T1"><text:s text:c="4"/>"additionalProp2"</text:span>:<text:span text:style-name="T1"> "string"</text:span>,</text:p>
      <text:p text:style-name="P3"><text:span text:style-name="T1"><text:s text:c="4"/>"additionalProp3"</text:span>:<text:span text:style-name="T1"> "string"</text:span></text:p>
      <text:p text:style-name="P3"><text:span text:style-name="T1"><text:s text:c="2"/></text:span>},</text:p>
      <text:p text:style-name="P3"><text:span text:style-name="T1"><text:s text:c="2"/>"payload"</text:span>:<text:span text:style-name="T1"> "string"</text:span>,</text:p>
      <text:p text:style-name="P3"><text:span text:style-name="T1"><text:s text:c="2"/>"source"</text:span>:<text:span text:style-name="T1"> </text:span>{</text:p>
      <text:p text:style-name="P3"><text:span text:style-name="T1"><text:s text:c="4"/>"address"</text:span>:<text:span text:style-name="T1"> "string"</text:span>,</text:p>
      <text:p text:style-name="P3"><text:span text:style-name="T1"><text:s text:c="4"/>"authenticationInfo"</text:span>:<text:span text:style-name="T1"> "string"</text:span>,</text:p>
      <text:p text:style-name="P3"><text:span text:style-name="T1"><text:s text:c="4"/>"port"</text:span>:<text:span text:style-name="T1"> </text:span><text:span text:style-name="T2">0</text:span>,</text:p>
      <text:p text:style-name="P3"><text:span text:style-name="T1"><text:s text:c="4"/>"systemName"</text:span>:<text:span text:style-name="T1"> "string"</text:span></text:p>
      <text:p text:style-name="P3"><text:span text:style-name="T1"><text:s text:c="2"/></text:span>},</text:p>
      <text:p text:style-name="P8"><text:span text:style-name="T1"><text:s text:c="2"/>"timeStamp"</text:span>:<text:span text:style-name="T1"> "string"</text:span></text:p>
      <text:p text:style-name="P9">}</text:p>
      <text:p text:style-name="P9"/>
      <text:p text:style-name="P1"/>
      <text:p text:style-name="P14"><text:soft-page-break/>4.1.3.</text:p>
      <text:list xml:id="list4383855007535176209" text:style-name="L1">
        <text:list-item>
          <text:p text:style-name="P18"><text:span text:style-name="T5">return type</text:span> – <text:span text:style-name="T1">Unlike the 4.1.2 version, for performance and security reasons there is </text:span><text:span text:style-name="T1">no attempted delivery resultMap to be returned to the publisher</text:span>.</text:p>
        </text:list-item>
        <text:list-item>
          <text:p text:style-name="P18"><text:span text:style-name="T5">input type</text:span> – <text:span text:style-name="T1">Unlike the 4.1.2 version, there is no additional event field in input JSON</text:span>. The eventType, metaData, payload and timestamp fields alongside with source field are the top level fields in the current version. Since the change of the return type there is no deliveryCompleteUri field in the current version.</text:p>
          <text:p text:style-name="P19"/>
        </text:list-item>
      </text:list>
      <text:p text:style-name="P1"/>
      <text:p text:style-name="Standard"><text:span text:style-name="T4">Uri</text:span>: /eventhandler/subscribe</text:p>
      <text:p text:style-name="P1"><text:span text:style-name="T4">Type</text:span>: POST</text:p>
      <text:p text:style-name="P1"/>
      <text:p text:style-name="P1">Creates a subscription record specified by parameters.</text:p>
      <text:p text:style-name="P1"/>
      <text:p text:style-name="P14">Input JSON structure:</text:p>
      <text:p text:style-name="P15"/>
      <text:p text:style-name="P15">{</text:p>
      <text:p text:style-name="P3"><text:span text:style-name="T1"><text:s text:c="2"/>"eventType"</text:span>:<text:span text:style-name="T1"> "string"</text:span>,</text:p>
      <text:p text:style-name="P3"><text:span text:style-name="T1"><text:s text:c="2"/>"filterMetaData"</text:span>:<text:span text:style-name="T1"> </text:span>{</text:p>
      <text:p text:style-name="P3"><text:span text:style-name="T1"><text:s text:c="4"/>"additionalProp1"</text:span>:<text:span text:style-name="T1"> "string"</text:span>,</text:p>
      <text:p text:style-name="P3"><text:span text:style-name="T1"><text:s text:c="4"/>"additionalProp2"</text:span>:<text:span text:style-name="T1"> "string"</text:span>,</text:p>
      <text:p text:style-name="P3"><text:span text:style-name="T1"><text:s text:c="4"/>"additionalProp3"</text:span>:<text:span text:style-name="T1"> "string"</text:span></text:p>
      <text:p text:style-name="P3"><text:span text:style-name="T1"><text:s text:c="2"/></text:span>},</text:p>
      <text:p text:style-name="P3"><text:span text:style-name="T1"><text:s text:c="2"/>"matchMetaData"</text:span>:<text:span text:style-name="T1"> </text:span>true,</text:p>
      <text:p text:style-name="P3"><text:span text:style-name="T1"><text:s text:c="2"/>"notifyUri"</text:span>:<text:span text:style-name="T1"> "string"</text:span>,</text:p>
      <text:p text:style-name="P3"><text:span text:style-name="T1"><text:s text:c="2"/>"sources"</text:span>:<text:span text:style-name="T1"> </text:span>[</text:p>
      <text:p text:style-name="P3"><text:span text:style-name="T1"><text:s text:c="4"/></text:span>{</text:p>
      <text:p text:style-name="P3"><text:span text:style-name="T1"><text:s text:c="6"/>"systemName"</text:span>:<text:span text:style-name="T1"> "string",</text:span></text:p>
      <text:p text:style-name="P3"><text:span text:style-name="T1"><text:s text:c="6"/>"address"</text:span>:<text:span text:style-name="T1"> "string"</text:span>,</text:p>
      <text:p text:style-name="P3"><text:span text:style-name="T1"><text:s text:c="6"/>"authenticationInfo"</text:span>:<text:span text:style-name="T1"> "string"</text:span>,</text:p>
      <text:p text:style-name="P3"><text:span text:style-name="T1"><text:s text:c="6"/>"port"</text:span>:<text:span text:style-name="T1"> </text:span><text:span text:style-name="T2">0</text:span></text:p>
      <text:p text:style-name="P3"><text:span text:style-name="T1"><text:s text:c="4"/></text:span>}</text:p>
      <text:p text:style-name="P3"><text:span text:style-name="T1"><text:s text:c="2"/></text:span>],</text:p>
      <text:p text:style-name="P3"><text:span text:style-name="T1"><text:s text:c="2"/>"startDate"</text:span>:<text:span text:style-name="T1"> "string"</text:span>,</text:p>
      <text:p text:style-name="P15"><text:s text:c="2"/>"endDate": "string",</text:p>
      <text:p text:style-name="P3"><text:span text:style-name="T1"><text:s text:c="2"/>"subscriberSystem"</text:span>:<text:span text:style-name="T1"> </text:span>{</text:p>
      <text:p text:style-name="P3"><text:span text:style-name="T1"><text:s text:c="4"/>"systemName"</text:span>:<text:span text:style-name="T1"> "string",</text:span></text:p>
      <text:p text:style-name="P3"><text:span text:style-name="T1"><text:s text:c="4"/>"address"</text:span>:<text:span text:style-name="T1"> "string"</text:span>,</text:p>
      <text:p text:style-name="P3"><text:span text:style-name="T1"><text:s text:c="4"/>"authenticationInfo"</text:span>:<text:span text:style-name="T1"> "string"</text:span>,</text:p>
      <text:p text:style-name="P3"><text:span text:style-name="T1"><text:s text:c="4"/>"port"</text:span>:<text:span text:style-name="T1"> </text:span><text:span text:style-name="T2">0</text:span></text:p>
      <text:p text:style-name="P8"><text:span text:style-name="T1"><text:s text:c="2"/></text:span>}</text:p>
      <text:p text:style-name="P9">}</text:p>
      <text:p text:style-name="P9"/>
      <text:p text:style-name="P14"/>
      <text:p text:style-name="P14">4.1.3.</text:p>
      <text:p text:style-name="Standard"/>
      <text:list xml:id="list32790511" text:continue-numbering="true" text:style-name="L1">
        <text:list-item>
          <text:p text:style-name="P18"><text:span text:style-name="T5">authorization</text:span> – Subscribers will only receive events form publishers if the subscriber <text:s/>system has a valid authorization record with the publisher (subscriber as consumer, publisher as provider, for any service and interface).</text:p>
        </text:list-item>
        <text:list-item>
          <text:p text:style-name="P18"><text:span text:style-name="T3">sources</text:span> – <text:s/>If sources field is empty or not present the subscriber will receive events from all authorized publishers. If there is even one publisher system in the sources field, the subscriber will only receive events from the authorized publishers from the given publisher systems. <text:span text:style-name="T1">Unlike the 4.1.2 version, if a given publisherSystem do not exists in the database it will not be created .</text:span></text:p>
        </text:list-item>
        <text:list-item>
          <text:p text:style-name="P18"><text:soft-page-break/><text:span text:style-name="T3">matchMetaData</text:span> – If <text:span text:style-name="T1">matchMetaData field is true, <text:s/>filterMetaData field must have at least one key-value pair defined.</text:span></text:p>
        </text:list-item>
        <text:list-item>
          <text:p text:style-name="P18"><text:span text:style-name="T3">filterMetaData</text:span><text:span text:style-name="T1"> – If filterMetaData field has key-value pairs defined and matchMetaData field is true, <text:s/>the subscriber will only receive events when the event </text:span><text:span text:style-name="T1">has the all the <text:s/>key-value pairs defined in its metadata. The keys must match case, the values are not case sensitive.</text:span></text:p>
        </text:list-item>
        <text:list-item>
          <text:p text:style-name="P18"><text:span text:style-name="T3">startDate</text:span><text:span text:style-name="T1"> – If startDate is defined, the subscriber system will only receive events when the events timestamp is after startDate. StartDate must be after the current datetime.</text:span></text:p>
        </text:list-item>
        <text:list-item>
          <text:p text:style-name="P18"><text:span text:style-name="T3">endDate</text:span><text:span text:style-name="T1"> – If endDate is defined, the subscriber system will only receive events when the events timestamp is before endDate. EndDate must be after the current datetime. If startDate is defined endDate must be after startDate.</text:span></text:p>
        </text:list-item>
        <text:list-item>
          <text:p text:style-name="P22">subscriberSystem – Unlike the 4.1.2 version, if a given subscriberSystem do not exists in the database it will not be created .</text:p>
        </text:list-item>
      </text:list>
      <text:p text:style-name="P1"/>
      <text:p text:style-name="Standard"><text:span text:style-name="T4">Uri</text:span>: /eventhandler/unsubscribe</text:p>
      <text:p text:style-name="P1"><text:span text:style-name="T4">Type</text:span>: DELETE</text:p>
      <text:p text:style-name="Standard"><text:span text:style-name="T4">Query params</text:span>: </text:p>
      <text:list xml:id="list32793843" text:continue-numbering="true" text:style-name="L1">
        <text:list-item>
          <text:p text:style-name="P18"><text:span text:style-name="T5">event_type</text:span> – string value of subscriptions event type name (mandatory),</text:p>
        </text:list-item>
        <text:list-item>
          <text:p text:style-name="P18"><text:span text:style-name="T5">system_name</text:span> – <text:s/>string value of subscriber system name (mandatory),</text:p>
        </text:list-item>
        <text:list-item>
          <text:p text:style-name="P18"><text:span text:style-name="T5">address</text:span> – string value of subscriber system address (mandatory),</text:p>
        </text:list-item>
        <text:list-item>
          <text:p text:style-name="P18"><text:span text:style-name="T5">port</text:span> – integer value of subscriber system port (mandatory)</text:p>
        </text:list-item>
      </text:list>
      <text:p text:style-name="P1"/>
      <text:p text:style-name="P1">Removes the subscription record specified by parameters. <text:s/></text:p>
      <text:p text:style-name="P14"/>
      <text:p text:style-name="P1"/>
      <text:p text:style-name="Standard"><text:span text:style-name="T4">The following services are no longer exist</text:span>:</text:p>
      <text:p text:style-name="Standard"/>
      <text:list xml:id="list5852691715142801222" text:style-name="L2">
        <text:list-item>
          <text:p text:style-name="P21">DELETE /eventhandler/subscription/type/{type} /consumer/{systemName} </text:p>
        </text:list-item>
        <text:list-item>
          <text:p text:style-name="P21">PUT /eventhandler/subscription </text:p>
        </text:list-item>
      </text:list>
      <text:h text:style-name="Heading_20_2" text:outline-level="2">Management Services</text:h>
      <text:p text:style-name="P1">These services can only be used by the system operator of the local cloud. All date fields contain the text representation of a UTC timestamp. </text:p>
      <text:p text:style-name="P1"/>
      <text:p text:style-name="Standard"><text:span text:style-name="T4">Uri</text:span>: /eventhandler/mgmt/subscriptions </text:p>
      <text:p text:style-name="Standard"><text:span text:style-name="T4">Type</text:span>: GET</text:p>
      <text:p text:style-name="Standard"><text:span text:style-name="T4">Query params</text:span>: </text:p>
      <text:list xml:id="list32794418" text:continue-list="list32793843" text:style-name="L1">
        <text:list-item>
          <text:p text:style-name="P18"><text:span text:style-name="T5">page</text:span> – zero-based page index (optional),</text:p>
        </text:list-item>
        <text:list-item>
          <text:p text:style-name="P18"><text:span text:style-name="T5">item_per_page</text:span> – maximum number of items returned (optional),</text:p>
        </text:list-item>
        <text:list-item>
          <text:p text:style-name="P18"><text:span text:style-name="T5">sort_field</text:span> – sort field (optional, default: id, possible values: id, createdAt, updatedAt),</text:p>
        </text:list-item>
        <text:list-item>
          <text:p text:style-name="P18"><text:span text:style-name="T5">direction</text:span> – direction of sorting (optional, default: ASC, possible values: ASC or DESC)</text:p>
        </text:list-item>
      </text:list>
      <text:p text:style-name="P1">Returns a page of subscription record. If page and item_per_page are not defined, returns all records. </text:p>
      <text:p text:style-name="P1"/>
      <text:p text:style-name="P1">Returned JSON structure:</text:p>
      <text:p text:style-name="P2"/>
      <text:p text:style-name="P3"/>
      <text:p text:style-name="P15"><text:s text:c="2"/></text:p>
      <text:p text:style-name="P15"><text:soft-page-break/>{</text:p>
      <text:p text:style-name="P10"><text:span text:style-name="T1"><text:s text:c="2"/>"count"</text:span>:<text:span text:style-name="T1"> </text:span><text:span text:style-name="T2">0</text:span>,</text:p>
      <text:p text:style-name="P5"><text:span text:style-name="T1"><text:s text:c="2"/>"data"</text:span>:<text:span text:style-name="T1"> </text:span>[</text:p>
      <text:p text:style-name="P5"><text:span text:style-name="T1"><text:s text:c="4"/></text:span>{</text:p>
      <text:p text:style-name="P5"><text:span text:style-name="T1"><text:s text:c="6"/>"id"</text:span>:<text:span text:style-name="T1"> </text:span><text:span text:style-name="T2">0</text:span>,</text:p>
      <text:p text:style-name="P5"><text:span text:style-name="T1"><text:s text:c="6"/>"eventType"</text:span>:<text:span text:style-name="T1"> </text:span>{</text:p>
      <text:p text:style-name="P5"><text:span text:style-name="T1"><text:s text:c="8"/>"id": </text:span><text:span text:style-name="T2">0</text:span><text:span text:style-name="T1">,</text:span></text:p>
      <text:p text:style-name="P5"><text:span text:style-name="T1"><text:tab/> <text:s/>"eventTypeName"</text:span>:<text:span text:style-name="T1"> "string"</text:span>,</text:p>
      <text:p text:style-name="P5"><text:span text:style-name="T1"><text:tab/> <text:s/>"createdAt"</text:span>:<text:span text:style-name="T1"> "string"</text:span>,</text:p>
      <text:p text:style-name="P5"><text:span text:style-name="T1"><text:s text:c="8"/>"updatedAt"</text:span>:<text:span text:style-name="T1"> "string"</text:span></text:p>
      <text:p text:style-name="P5"><text:span text:style-name="T1"><text:s text:c="6"/></text:span>},</text:p>
      <text:p text:style-name="P5"><text:span text:style-name="T1"><text:s text:c="6"/>"filterMetaData"</text:span>:<text:span text:style-name="T1"> </text:span>{</text:p>
      <text:p text:style-name="P5"><text:span text:style-name="T1"><text:s text:c="8"/>"additionalProp1"</text:span>:<text:span text:style-name="T1"> "string"</text:span>,</text:p>
      <text:p text:style-name="P5"><text:span text:style-name="T1"><text:s text:c="8"/>"additionalProp2"</text:span>:<text:span text:style-name="T1"> "string"</text:span>,</text:p>
      <text:p text:style-name="P5"><text:span text:style-name="T1"><text:s text:c="8"/>"additionalProp3"</text:span>:<text:span text:style-name="T1"> "string"</text:span></text:p>
      <text:p text:style-name="P5"><text:span text:style-name="T1"><text:s text:c="6"/></text:span>},</text:p>
      <text:p text:style-name="P5"><text:span text:style-name="T1"><text:s text:c="6"/>"matchMetaData"</text:span>:<text:span text:style-name="T1"> </text:span>true,</text:p>
      <text:p text:style-name="P5"><text:span text:style-name="T1"><text:s text:c="6"/>"notifyUri"</text:span>:<text:span text:style-name="T1"> "string"</text:span>,</text:p>
      <text:p text:style-name="P5"><text:span text:style-name="T1"><text:s text:c="6"/>"sources"</text:span>:<text:span text:style-name="T1"> </text:span>[</text:p>
      <text:p text:style-name="P5"><text:span text:style-name="T1"><text:s text:c="8"/></text:span>{</text:p>
      <text:p text:style-name="P5"><text:span text:style-name="T1"><text:s text:c="10"/>"id"</text:span>:<text:span text:style-name="T1"> </text:span><text:span text:style-name="T2">0</text:span>,</text:p>
      <text:p text:style-name="P16"><text:s text:c="10"/>"systemName": "string",</text:p>
      <text:p text:style-name="P5"><text:span text:style-name="T1"><text:tab/> <text:s text:c="3"/>"address"</text:span>:<text:span text:style-name="T1"> "string"</text:span>,</text:p>
      <text:p text:style-name="P5"><text:span text:style-name="T1"><text:s text:c="10"/>"authenticationInfo"</text:span>:<text:span text:style-name="T1"> "string"</text:span>,</text:p>
      <text:p text:style-name="P5"><text:span text:style-name="T1"><text:s text:c="10"/>"port"</text:span>:<text:span text:style-name="T1"> </text:span><text:span text:style-name="T2">0</text:span>,</text:p>
      <text:p text:style-name="P5"><text:span text:style-name="T1"><text:s text:c="10"/>"createdAt"</text:span>:<text:span text:style-name="T1"> "string"</text:span>,</text:p>
      <text:p text:style-name="P5"><text:span text:style-name="T1"><text:s text:c="10"/>"updatedAt"</text:span>:<text:span text:style-name="T1"> "string"</text:span></text:p>
      <text:p text:style-name="P5"><text:span text:style-name="T1"><text:s text:c="8"/></text:span>}</text:p>
      <text:p text:style-name="P5"><text:span text:style-name="T1"><text:s text:c="6"/></text:span>],</text:p>
      <text:p text:style-name="P5"><text:span text:style-name="T1"><text:s text:c="6"/>"startDate"</text:span>:<text:span text:style-name="T1"> "string"</text:span>,</text:p>
      <text:p text:style-name="P5"><text:span text:style-name="T1"><text:s text:c="6"/>"endDate"</text:span>:<text:span text:style-name="T1"> "string"</text:span>,</text:p>
      <text:p text:style-name="P5"><text:span text:style-name="T1"><text:s text:c="6"/>"subscriberSystem"</text:span>:<text:span text:style-name="T1"> </text:span>{</text:p>
      <text:p text:style-name="P5"><text:span text:style-name="T1"><text:s text:c="8"/>"id"</text:span>:<text:span text:style-name="T1"> </text:span><text:span text:style-name="T2">0</text:span>,</text:p>
      <text:p text:style-name="P5"><text:span text:style-name="T1"><text:s text:c="8"/>"systemName"</text:span>:<text:span text:style-name="T1"> "string"</text:span>,</text:p>
      <text:p text:style-name="P5"><text:span text:style-name="T1"><text:s text:c="8"/>"address"</text:span>:<text:span text:style-name="T1"> "string"</text:span>,</text:p>
      <text:p text:style-name="P5"><text:span text:style-name="T1"><text:s text:c="8"/>"authenticationInfo"</text:span>:<text:span text:style-name="T1"> "string"</text:span>,</text:p>
      <text:p text:style-name="P5"><text:span text:style-name="T1"><text:s text:c="8"/>"port"</text:span>:<text:span text:style-name="T1"> </text:span><text:span text:style-name="T2">0</text:span>,</text:p>
      <text:p text:style-name="P5"><text:span text:style-name="T1"><text:s text:c="8"/>"createdAt"</text:span>:<text:span text:style-name="T1"> "string"</text:span>,</text:p>
      <text:p text:style-name="P5"><text:span text:style-name="T1"><text:s text:c="8"/>"updatedAt"</text:span>:<text:span text:style-name="T1"> "string"</text:span></text:p>
      <text:p text:style-name="P5"><text:span text:style-name="T1"><text:s text:c="6"/></text:span>},</text:p>
      <text:p text:style-name="P5"><text:tab/><text:span text:style-name="T1">"createdAt"</text:span>:<text:span text:style-name="T1"> "string"</text:span>,</text:p>
      <text:p text:style-name="P5"><text:span text:style-name="T1"><text:s text:c="6"/>"updatedAt"</text:span>:<text:span text:style-name="T1"> "string"</text:span></text:p>
      <text:p text:style-name="P5"><text:span text:style-name="T1"><text:s text:c="4"/></text:span>}</text:p>
      <text:p text:style-name="P5"><text:span text:style-name="T1"><text:s text:c="2"/></text:span>]</text:p>
      <text:p text:style-name="P9">}</text:p>
      <text:p text:style-name="P5"/>
      <text:p text:style-name="P1"/>
      <text:p text:style-name="Standard"><text:span text:style-name="T4">Uri</text:span>: /eventhandler/mgmt/subscriptions/{id} </text:p>
      <text:p text:style-name="Standard"><text:span text:style-name="T4">Type</text:span>: GET</text:p>
      <text:p text:style-name="Standard"/>
      <text:p text:style-name="P1">Returns the subscription record specified by the id path parameter.</text:p>
      <text:p text:style-name="P1"/>
      <text:p text:style-name="P1">Returned JSON structure: </text:p>
      <text:p text:style-name="P1"/>
      <text:p text:style-name="P7"/>
      <text:p text:style-name="P16">{<text:tab/></text:p>
      <text:p text:style-name="P5"><text:span text:style-name="T1"><text:tab/>"id"</text:span>:<text:span text:style-name="T1"> </text:span><text:span text:style-name="T2">0</text:span>,</text:p>
      <text:p text:style-name="P5"><text:span text:style-name="T1"><text:s text:c="6"/>"eventType"</text:span>:<text:span text:style-name="T1"> </text:span>{</text:p>
      <text:p text:style-name="P5"><text:span text:style-name="T1"><text:s text:c="8"/>"id": </text:span><text:span text:style-name="T2">0</text:span><text:span text:style-name="T1">,</text:span></text:p>
      <text:p text:style-name="P5"><text:span text:style-name="T1"><text:tab/> <text:s/>"eventTypeName"</text:span>:<text:span text:style-name="T1"> "string"</text:span>,</text:p>
      <text:p text:style-name="P5"><text:soft-page-break/><text:span text:style-name="T1"><text:tab/> <text:s/>"createdAt"</text:span>:<text:span text:style-name="T1"> "string"</text:span>,</text:p>
      <text:p text:style-name="P5"><text:span text:style-name="T1"><text:s text:c="8"/>"updatedAt"</text:span>:<text:span text:style-name="T1"> "string"</text:span></text:p>
      <text:p text:style-name="P5"><text:span text:style-name="T1"><text:s text:c="6"/></text:span>},</text:p>
      <text:p text:style-name="P5"><text:span text:style-name="T1"><text:s text:c="6"/>"filterMetaData"</text:span>:<text:span text:style-name="T1"> </text:span>{</text:p>
      <text:p text:style-name="P5"><text:span text:style-name="T1"><text:s text:c="8"/>"additionalProp1"</text:span>:<text:span text:style-name="T1"> "string"</text:span>,</text:p>
      <text:p text:style-name="P5"><text:span text:style-name="T1"><text:s text:c="8"/>"additionalProp2"</text:span>:<text:span text:style-name="T1"> "string"</text:span>,</text:p>
      <text:p text:style-name="P5"><text:span text:style-name="T1"><text:s text:c="8"/>"additionalProp3"</text:span>:<text:span text:style-name="T1"> "string"</text:span></text:p>
      <text:p text:style-name="P5"><text:span text:style-name="T1"><text:s text:c="6"/></text:span>},</text:p>
      <text:p text:style-name="P5"><text:span text:style-name="T1"><text:s text:c="6"/>"matchMetaData"</text:span>:<text:span text:style-name="T1"> </text:span>true,</text:p>
      <text:p text:style-name="P5"><text:span text:style-name="T1"><text:s text:c="6"/>"notifyUri"</text:span>:<text:span text:style-name="T1"> "string"</text:span>,</text:p>
      <text:p text:style-name="P5"><text:span text:style-name="T1"><text:s text:c="6"/>"sources"</text:span>:<text:span text:style-name="T1"> </text:span>[</text:p>
      <text:p text:style-name="P5"><text:span text:style-name="T1"><text:s text:c="8"/></text:span>{</text:p>
      <text:p text:style-name="P5"><text:span text:style-name="T1"><text:s text:c="10"/>"id"</text:span>:<text:span text:style-name="T1"> </text:span><text:span text:style-name="T2">0</text:span>,</text:p>
      <text:p text:style-name="P16"><text:s text:c="10"/>"systemName": "string",</text:p>
      <text:p text:style-name="P5"><text:span text:style-name="T1"><text:tab/> <text:s text:c="3"/>"address"</text:span>:<text:span text:style-name="T1"> "string"</text:span>,</text:p>
      <text:p text:style-name="P5"><text:span text:style-name="T1"><text:s text:c="10"/>"authenticationInfo"</text:span>:<text:span text:style-name="T1"> "string"</text:span>,</text:p>
      <text:p text:style-name="P5"><text:span text:style-name="T1"><text:s text:c="10"/>"port"</text:span>:<text:span text:style-name="T1"> </text:span><text:span text:style-name="T2">0</text:span>,</text:p>
      <text:p text:style-name="P5"><text:span text:style-name="T1"><text:s text:c="10"/>"createdAt"</text:span>:<text:span text:style-name="T1"> "string"</text:span>,</text:p>
      <text:p text:style-name="P5"><text:span text:style-name="T1"><text:s text:c="10"/>"updatedAt"</text:span>:<text:span text:style-name="T1"> "string"</text:span></text:p>
      <text:p text:style-name="P5"><text:span text:style-name="T1"><text:s text:c="8"/></text:span>}</text:p>
      <text:p text:style-name="P5"><text:span text:style-name="T1"><text:s text:c="6"/></text:span>],</text:p>
      <text:p text:style-name="P5"><text:span text:style-name="T1"><text:s text:c="6"/>"startDate"</text:span>:<text:span text:style-name="T1"> "string"</text:span>,</text:p>
      <text:p text:style-name="P5"><text:span text:style-name="T1"><text:s text:c="6"/>"endDate"</text:span>:<text:span text:style-name="T1"> "string"</text:span>,</text:p>
      <text:p text:style-name="P5"><text:span text:style-name="T1"><text:s text:c="6"/>"subscriberSystem"</text:span>:<text:span text:style-name="T1"> </text:span>{</text:p>
      <text:p text:style-name="P5"><text:span text:style-name="T1"><text:s text:c="8"/>"id"</text:span>:<text:span text:style-name="T1"> </text:span><text:span text:style-name="T2">0</text:span>,</text:p>
      <text:p text:style-name="P5"><text:span text:style-name="T1"><text:s text:c="8"/>"systemName"</text:span>:<text:span text:style-name="T1"> "string"</text:span>,</text:p>
      <text:p text:style-name="P5"><text:span text:style-name="T1"><text:s text:c="8"/>"address"</text:span>:<text:span text:style-name="T1"> "string"</text:span>,</text:p>
      <text:p text:style-name="P5"><text:span text:style-name="T1"><text:s text:c="8"/>"authenticationInfo"</text:span>:<text:span text:style-name="T1"> "string"</text:span>,</text:p>
      <text:p text:style-name="P5"><text:span text:style-name="T1"><text:s text:c="8"/>"port"</text:span>:<text:span text:style-name="T1"> </text:span><text:span text:style-name="T2">0</text:span>,</text:p>
      <text:p text:style-name="P5"><text:span text:style-name="T1"><text:s text:c="8"/>"createdAt"</text:span>:<text:span text:style-name="T1"> "string"</text:span>,</text:p>
      <text:p text:style-name="P5"><text:span text:style-name="T1"><text:s text:c="8"/>"updatedAt"</text:span>:<text:span text:style-name="T1"> "string"</text:span></text:p>
      <text:p text:style-name="P5"><text:span text:style-name="T1"><text:s text:c="6"/></text:span>},</text:p>
      <text:p text:style-name="P5"><text:tab/><text:span text:style-name="T1">"createdAt"</text:span>:<text:span text:style-name="T1"> "string"</text:span>,</text:p>
      <text:p text:style-name="P5"><text:span text:style-name="T1"><text:s text:c="6"/>"updatedAt"</text:span>:<text:span text:style-name="T1"> "string"</text:span></text:p>
      <text:p text:style-name="P6">}</text:p>
      <text:p text:style-name="P4"/>
      <text:p text:style-name="P11"/>
      <text:p text:style-name="Standard"><text:span text:style-name="T4">Uri</text:span>: /eventhandler/mgmt/subscriptions/{id} </text:p>
      <text:p text:style-name="P13"><text:span text:style-name="T4">Type</text:span>: PUT</text:p>
      <text:p text:style-name="P13"/>
      <text:p text:style-name="P13">Update requested Subscription entry by the given id and parameters </text:p>
      <text:p text:style-name="P13"/>
      <text:p text:style-name="P14">Input JSON structure:</text:p>
      <text:p text:style-name="P4">{</text:p>
      <text:p text:style-name="P15"><text:s text:c="2"/>"eventType": "string",</text:p>
      <text:p text:style-name="P15"><text:s text:c="2"/>"filterMetaData": {</text:p>
      <text:p text:style-name="P15"><text:s text:c="4"/>"additionalProp1": "string",</text:p>
      <text:p text:style-name="P15"><text:s text:c="4"/>"additionalProp2": "string",</text:p>
      <text:p text:style-name="P15"><text:s text:c="4"/>"additionalProp3": "string"</text:p>
      <text:p text:style-name="P15"><text:s text:c="2"/>},</text:p>
      <text:p text:style-name="P15"><text:s text:c="2"/>"matchMetaData": true,</text:p>
      <text:p text:style-name="P15"><text:s text:c="2"/>"notifyUri": "string",</text:p>
      <text:p text:style-name="P15"><text:s text:c="2"/>"sources": [</text:p>
      <text:p text:style-name="P15"><text:s text:c="4"/>{</text:p>
      <text:p text:style-name="P15"><text:s text:c="6"/>"address": "string",</text:p>
      <text:p text:style-name="P15"><text:s text:c="6"/>"authenticationInfo": "string",</text:p>
      <text:p text:style-name="P15"><text:s text:c="6"/>"port": 0,</text:p>
      <text:p text:style-name="P15"><text:s text:c="6"/>"systemName": "string"</text:p>
      <text:p text:style-name="P15"><text:s text:c="4"/>}</text:p>
      <text:p text:style-name="P15"><text:s text:c="2"/>],</text:p>
      <text:p text:style-name="P15"><text:s text:c="2"/>"startDate": "string",</text:p>
      <text:p text:style-name="P15"><text:s text:c="2"/>"endDate": "string",</text:p>
      <text:p text:style-name="P15"><text:soft-page-break/><text:s text:c="2"/>"subscriberSystem": {</text:p>
      <text:p text:style-name="P15"><text:s text:c="4"/>"systemName": "string",</text:p>
      <text:p text:style-name="P15"><text:s text:c="4"/>"address": "string",</text:p>
      <text:p text:style-name="P15"><text:s text:c="4"/>"authenticationInfo": "string",</text:p>
      <text:p text:style-name="P15"><text:s text:c="4"/>"port": 0</text:p>
      <text:p text:style-name="P15"><text:s text:c="2"/>} </text:p>
      <text:p text:style-name="P8">}</text:p>
      <text:p text:style-name="P12"/>
      <text:p text:style-name="P1">Returns the updated subscription record specified by the id and parameter.</text:p>
      <text:p text:style-name="P1"/>
      <text:p text:style-name="P1">Returned JSON structure: </text:p>
      <text:p text:style-name="P1"/>
      <text:p text:style-name="P16">{<text:tab/></text:p>
      <text:p text:style-name="P5"><text:span text:style-name="T1"><text:tab/>"id"</text:span>:<text:span text:style-name="T1"> </text:span><text:span text:style-name="T2">0</text:span>,</text:p>
      <text:p text:style-name="P5"><text:span text:style-name="T1"><text:s text:c="6"/>"eventType"</text:span>:<text:span text:style-name="T1"> </text:span>{</text:p>
      <text:p text:style-name="P5"><text:span text:style-name="T1"><text:s text:c="8"/>"id": </text:span><text:span text:style-name="T2">0</text:span><text:span text:style-name="T1">,</text:span></text:p>
      <text:p text:style-name="P5"><text:span text:style-name="T1"><text:tab/> <text:s/>"eventTypeName"</text:span>:<text:span text:style-name="T1"> "string"</text:span>,</text:p>
      <text:p text:style-name="P5"><text:span text:style-name="T1"><text:tab/> <text:s/>"createdAt"</text:span>:<text:span text:style-name="T1"> "string"</text:span>,</text:p>
      <text:p text:style-name="P5"><text:span text:style-name="T1"><text:s text:c="8"/>"updatedAt"</text:span>:<text:span text:style-name="T1"> "string"</text:span></text:p>
      <text:p text:style-name="P5"><text:span text:style-name="T1"><text:s text:c="6"/></text:span>},</text:p>
      <text:p text:style-name="P5"><text:span text:style-name="T1"><text:s text:c="6"/>"filterMetaData"</text:span>:<text:span text:style-name="T1"> </text:span>{</text:p>
      <text:p text:style-name="P5"><text:span text:style-name="T1"><text:s text:c="8"/>"additionalProp1"</text:span>:<text:span text:style-name="T1"> "string"</text:span>,</text:p>
      <text:p text:style-name="P5"><text:span text:style-name="T1"><text:s text:c="8"/>"additionalProp2"</text:span>:<text:span text:style-name="T1"> "string"</text:span>,</text:p>
      <text:p text:style-name="P5"><text:span text:style-name="T1"><text:s text:c="8"/>"additionalProp3"</text:span>:<text:span text:style-name="T1"> "string"</text:span></text:p>
      <text:p text:style-name="P5"><text:span text:style-name="T1"><text:s text:c="6"/></text:span>},</text:p>
      <text:p text:style-name="P5"><text:span text:style-name="T1"><text:s text:c="6"/>"matchMetaData"</text:span>:<text:span text:style-name="T1"> </text:span>true,</text:p>
      <text:p text:style-name="P5"><text:span text:style-name="T1"><text:s text:c="6"/>"notifyUri"</text:span>:<text:span text:style-name="T1"> "string"</text:span>,</text:p>
      <text:p text:style-name="P5"><text:span text:style-name="T1"><text:s text:c="6"/>"sources"</text:span>:<text:span text:style-name="T1"> </text:span>[</text:p>
      <text:p text:style-name="P5"><text:span text:style-name="T1"><text:s text:c="8"/></text:span>{</text:p>
      <text:p text:style-name="P5"><text:span text:style-name="T1"><text:s text:c="10"/>"id"</text:span>:<text:span text:style-name="T1"> </text:span><text:span text:style-name="T2">0</text:span>,</text:p>
      <text:p text:style-name="P16"><text:s text:c="10"/>"systemName": "string",</text:p>
      <text:p text:style-name="P5"><text:span text:style-name="T1"><text:tab/> <text:s text:c="3"/>"address"</text:span>:<text:span text:style-name="T1"> "string"</text:span>,</text:p>
      <text:p text:style-name="P5"><text:span text:style-name="T1"><text:s text:c="10"/>"authenticationInfo"</text:span>:<text:span text:style-name="T1"> "string"</text:span>,</text:p>
      <text:p text:style-name="P5"><text:span text:style-name="T1"><text:s text:c="10"/>"port"</text:span>:<text:span text:style-name="T1"> </text:span><text:span text:style-name="T2">0</text:span>,</text:p>
      <text:p text:style-name="P5"><text:span text:style-name="T1"><text:s text:c="10"/>"createdAt"</text:span>:<text:span text:style-name="T1"> "string"</text:span>,</text:p>
      <text:p text:style-name="P5"><text:span text:style-name="T1"><text:s text:c="10"/>"updatedAt"</text:span>:<text:span text:style-name="T1"> "string"</text:span></text:p>
      <text:p text:style-name="P5"><text:span text:style-name="T1"><text:s text:c="8"/></text:span>}</text:p>
      <text:p text:style-name="P5"><text:span text:style-name="T1"><text:s text:c="6"/></text:span>],</text:p>
      <text:p text:style-name="P5"><text:span text:style-name="T1"><text:s text:c="6"/>"startDate"</text:span>:<text:span text:style-name="T1"> "string"</text:span>,</text:p>
      <text:p text:style-name="P5"><text:span text:style-name="T1"><text:s text:c="6"/>"endDate"</text:span>:<text:span text:style-name="T1"> "string"</text:span>,</text:p>
      <text:p text:style-name="P5"><text:span text:style-name="T1"><text:s text:c="6"/>"subscriberSystem"</text:span>:<text:span text:style-name="T1"> </text:span>{</text:p>
      <text:p text:style-name="P5"><text:span text:style-name="T1"><text:s text:c="8"/>"id"</text:span>:<text:span text:style-name="T1"> </text:span><text:span text:style-name="T2">0</text:span>,</text:p>
      <text:p text:style-name="P5"><text:span text:style-name="T1"><text:s text:c="8"/>"systemName"</text:span>:<text:span text:style-name="T1"> "string"</text:span>,</text:p>
      <text:p text:style-name="P5"><text:span text:style-name="T1"><text:s text:c="8"/>"address"</text:span>:<text:span text:style-name="T1"> "string"</text:span>,</text:p>
      <text:p text:style-name="P5"><text:span text:style-name="T1"><text:s text:c="8"/>"authenticationInfo"</text:span>:<text:span text:style-name="T1"> "string"</text:span>,</text:p>
      <text:p text:style-name="P5"><text:span text:style-name="T1"><text:s text:c="8"/>"port"</text:span>:<text:span text:style-name="T1"> </text:span><text:span text:style-name="T2">0</text:span>,</text:p>
      <text:p text:style-name="P5"><text:span text:style-name="T1"><text:s text:c="8"/>"createdAt"</text:span>:<text:span text:style-name="T1"> "string"</text:span>,</text:p>
      <text:p text:style-name="P5"><text:span text:style-name="T1"><text:s text:c="8"/>"updatedAt"</text:span>:<text:span text:style-name="T1"> "string"</text:span></text:p>
      <text:p text:style-name="P5"><text:span text:style-name="T1"><text:s text:c="6"/></text:span>},</text:p>
      <text:p text:style-name="P5"><text:tab/><text:span text:style-name="T1">"createdAt"</text:span>:<text:span text:style-name="T1"> "string"</text:span>,</text:p>
      <text:p text:style-name="P5"><text:span text:style-name="T1"><text:s text:c="6"/>"updatedAt"</text:span>:<text:span text:style-name="T1"> "string"</text:span></text:p>
      <text:p text:style-name="P6">}</text:p>
      <text:p text:style-name="P4"/>
      <text:p text:style-name="P12"/>
      <text:p text:style-name="P13"/>
      <text:p text:style-name="Standard"><text:span text:style-name="T4">Uri</text:span>: /eventhandler/mgmt/subscriptions/{id} </text:p>
      <text:p text:style-name="Standard"><text:span text:style-name="T4">Type</text:span>: DELETE</text:p>
      <text:p text:style-name="Standard"/>
      <text:p text:style-name="P1">Removes the subscription record specified by the id path parameter.</text:p>
      <text:p text:style-name="P1"/>
      <text:h text:style-name="Heading_20_2" text:outline-level="2"><text:soft-page-break/></text:h>
      <text:h text:style-name="Heading_20_2" text:outline-level="2">Private Services</text:h>
      <text:p text:style-name="P1">These services can only be used by other core services, therefore they are not part of the public AP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 B</meta:initial-creator>
    <meta:creation-date>2019-09-18T09:30:36.40</meta:creation-date>
    <meta:generator>OpenOffice/4.0.1$Win32 OpenOffice.org_project/401m5$Build-9714</meta:generator>
    <dc:date>2019-09-24T12:57:49.43</dc:date>
    <dc:creator>e e</dc:creator>
    <meta:editing-duration>P1DT2H9M6S</meta:editing-duration>
    <meta:editing-cycles>44</meta:editing-cycles>
    <meta:document-statistic meta:table-count="0" meta:image-count="0" meta:object-count="0" meta:page-count="7" meta:paragraph-count="261" meta:word-count="1094" meta:character-count="9025"/>
  </office:meta>
</office:document-meta>
</file>